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master-page-name="Standard">
      <style:paragraph-properties style:page-number="auto" style:writing-mode="lr-tb"/>
      <style:text-properties style:font-name="Times New Roman" fo:font-style="normal" fo:font-weight="normal"/>
    </style:style>
    <style:style style:name="P2" style:family="paragraph" style:parent-style-name="Standard" style:list-style-name="">
      <style:paragraph-properties style:writing-mode="lr-tb"/>
    </style:style>
    <style:style style:name="P3" style:family="paragraph" style:parent-style-name="Standard" style:list-style-name="">
      <style:paragraph-properties style:writing-mode="lr-tb"/>
      <style:text-properties fo:font-size="14pt" fo:font-weight="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ten 2009 by Nils Maier - Copyrights are disclaimed - Public domain</text:p>
      <text:p text:style-name="P3">You may use this program freely for any means and without any limitation.</text:p>
      <text:p text:style-name="P2"/>
      <text:p text:style-name="P2">GetOptNet, UnRar and #ZipLib are copyrighted and available under free-to-use or completely free licenses.</text:p>
      <text:p text:style-name="P2">7-Zip is copyrighted by Igor Pavlov and available under the GNU Lesser General Public License. See &lt;http://7-zip.org&gt;</text:p>
      <text:p text:style-name="P2"/>
      <text:p text:style-name="P2"/>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Times New Roman" fo:font-size="12pt" fo:language="de" fo:country="DE" style:font-name-asian="Times New Roman" style:font-size-asian="12pt" style:language-asian="zxx"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de" fo:country="DE" style:font-name-asian="Lucida Sans Unicode1" style:language-asian="zxx" style:country-asian="none" style:font-name-complex="Times New Roma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caption" style:family="paragraph" style:parent-style-name="Standard">
      <style:paragraph-properties fo:margin-top="0.212cm" fo:margin-bottom="0.212cm"/>
      <style:text-properties fo:font-style="italic" style:font-style-complex="italic"/>
    </style:style>
    <style:style style:name="Index_20__28_user_29_" style:display-name="Index (user)" style:family="paragraph" style:parent-style-name="Standard"/>
    <style:style style:name="WW-Heading" style:family="paragraph" style:parent-style-name="Standard" style:next-style-name="Text_20_body">
      <style:paragraph-properties fo:margin-top="0.423cm" fo:margin-bottom="0.212cm" fo:keep-with-next="always"/>
      <style:text-properties style:font-name="Arial" fo:font-size="14pt" style:font-name-complex="Arial"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Times New Roman" style:font-name-complex="Arial"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ls Maier</meta:initial-creator>
    <meta:creation-date>2009-05-19T01:36:00</meta:creation-date>
    <meta:document-statistic meta:table-count="0" meta:image-count="0" meta:object-count="0" meta:page-count="1" meta:paragraph-count="5" meta:word-count="132" meta:character-count="825"/>
    <dc:date>2009-05-22T06:36:09</dc:date>
    <dc:creator>Nils Maier</dc:creator>
    <meta:generator>OpenOffice.org/3.1$Win32 OpenOffice.org_project/310m11$Build-9399</meta:generator>
  </office:meta>
</office:document-meta>
</file>